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8a9d4" officeooo:paragraph-rsid="0008a9d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include &lt;bits/stdc++.h&gt;</text:p>
      <text:p text:style-name="P1">using namespace std;</text:p>
      <text:p text:style-name="P1">vector&lt;int&gt;v[100005];</text:p>
      <text:p text:style-name="P1">vector&lt;int&gt;v1[100005];</text:p>
      <text:p text:style-name="P1">int vis[100005];</text:p>
      <text:p text:style-name="P1"/>
      <text:p text:style-name="P1">//checks for cycle in undirected graph</text:p>
      <text:p text:style-name="P1">int checkCycle(int vertex,int parent)</text:p>
      <text:p text:style-name="P1">{</text:p>
      <text:p text:style-name="P1"><text:tab/>vis[vertex]=1;</text:p>
      <text:p text:style-name="P1"><text:tab/>for(int i=0;i&lt;v[vertex].size();i++)</text:p>
      <text:p text:style-name="P1"><text:tab/>{</text:p>
      <text:p text:style-name="P1"><text:tab/><text:tab/>if(vis[v[vertex][i]]==0)</text:p>
      <text:p text:style-name="P1"><text:tab/><text:tab/><text:tab/>checkCycle(v[vertex][i],vertex);</text:p>
      <text:p text:style-name="P1"><text:tab/><text:tab/>else if(v[vertex][i]!=parent)</text:p>
      <text:p text:style-name="P1"><text:tab/><text:tab/><text:tab/>return 1;</text:p>
      <text:p text:style-name="P1"><text:tab/>}</text:p>
      <text:p text:style-name="P1"><text:tab/>return 0;</text:p>
      <text:p text:style-name="P1">}</text:p>
      <text:p text:style-name="P1"/>
      <text:p text:style-name="P1">//connected components in an undirected graph</text:p>
      <text:p text:style-name="P1">void bfs(int vertex,int val)</text:p>
      <text:p text:style-name="P1">{</text:p>
      <text:p text:style-name="P1"><text:tab/>queue&lt;int&gt;q;</text:p>
      <text:p text:style-name="P1"><text:tab/>q.push(vertex);</text:p>
      <text:p text:style-name="P1"><text:tab/>vis[vertex]=val;</text:p>
      <text:p text:style-name="P1"><text:tab/>v1[val].push_back(vertex);</text:p>
      <text:p text:style-name="P1"><text:tab/>while(!q.empty())</text:p>
      <text:p text:style-name="P1"><text:tab/>{</text:p>
      <text:p text:style-name="P1"><text:tab/><text:tab/>int front = q.front();</text:p>
      <text:p text:style-name="P1"><text:tab/><text:tab/>q.pop();</text:p>
      <text:p text:style-name="P1"><text:tab/><text:tab/>for(int j=0;j&lt;v[front].size();j++)</text:p>
      <text:p text:style-name="P1"><text:tab/><text:tab/>{</text:p>
      <text:p text:style-name="P1"><text:tab/><text:tab/><text:tab/>if(vis[v[front][j]]==0)</text:p>
      <text:p text:style-name="P1"><text:tab/><text:tab/><text:tab/>{</text:p>
      <text:p text:style-name="P1"><text:tab/><text:tab/><text:tab/><text:tab/>vis[v[front][j]]=val;</text:p>
      <text:p text:style-name="P1"><text:tab/><text:tab/><text:tab/><text:tab/>v1[val].push_back(v[front][j]);</text:p>
      <text:p text:style-name="P1"><text:tab/><text:tab/><text:tab/>}</text:p>
      <text:p text:style-name="P1"><text:tab/><text:tab/>}</text:p>
      <text:p text:style-name="P1"><text:tab/>}</text:p>
      <text:p text:style-name="P1">}</text:p>
      <text:p text:style-name="P1"/>
      <text:p text:style-name="P1">int main() </text:p>
      <text:p text:style-name="P1">{</text:p>
      <text:p text:style-name="P1"><text:tab/>memset(vis,0,sizeof(vis));</text:p>
      <text:p text:style-name="P1"><text:tab/>int isCycle=0;</text:p>
      <text:p text:style-name="P1"><text:tab/>string str;</text:p>
      <text:p text:style-name="P1"><text:tab/>int i,j,k,l,n,m;</text:p>
      <text:p text:style-name="P1"><text:tab/>cin&gt;&gt;str&gt;&gt;n&gt;&gt;m;</text:p>
      <text:p text:style-name="P1"><text:tab/>for(i=0;i&lt;m;i++)</text:p>
      <text:p text:style-name="P1"><text:tab/>{</text:p>
      <text:p text:style-name="P1"><text:tab/><text:tab/>cin&gt;&gt;k&gt;&gt;l;</text:p>
      <text:p text:style-name="P1"><text:soft-page-break/><text:tab/><text:tab/>v[k].push_back(l);</text:p>
      <text:p text:style-name="P1"><text:tab/><text:tab/>v[l].push_back(k);</text:p>
      <text:p text:style-name="P1"><text:tab/>}</text:p>
      <text:p text:style-name="P1"><text:tab/>for(i=1;i&lt;=n;i++)</text:p>
      <text:p text:style-name="P1"><text:tab/>{</text:p>
      <text:p text:style-name="P1"><text:tab/><text:tab/>if(vis[i]==0)</text:p>
      <text:p text:style-name="P1"><text:tab/><text:tab/>{</text:p>
      <text:p text:style-name="P1"><text:tab/><text:tab/><text:tab/>isCycle = checkCycle(i,-1);</text:p>
      <text:p text:style-name="P1"><text:tab/><text:tab/><text:tab/>if(isCycle==1)</text:p>
      <text:p text:style-name="P1"><text:tab/><text:tab/><text:tab/><text:tab/>break;</text:p>
      <text:p text:style-name="P1"><text:tab/><text:tab/>}</text:p>
      <text:p text:style-name="P1"><text:tab/>}</text:p>
      <text:p text:style-name="P1"><text:tab/>cout&lt;&lt;isCycle;</text:p>
      <text:p text:style-name="P1"><text:tab/>return 0;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9S</meta:editing-duration>
    <meta:editing-cycles>3</meta:editing-cycles>
    <meta:generator>LibreOffice/5.1.0.3$Windows_x86 LibreOffice_project/5e3e00a007d9b3b6efb6797a8b8e57b51ab1f737</meta:generator>
    <dc:date>2016-04-14T00:46:28.833000000</dc:date>
    <meta:document-statistic meta:table-count="0" meta:image-count="0" meta:object-count="0" meta:page-count="2" meta:paragraph-count="64" meta:word-count="99" meta:character-count="987" meta:non-whitespace-character-count="867"/>
    <meta:user-defined meta:name="Info 1"/>
    <meta:user-defined meta:name="Info 2"/>
    <meta:user-defined meta:name="Info 3"/>
    <meta:user-defined meta:name="Info 4"/>
  </office:meta>
</office:document-meta>
</file>